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9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4" style:family="paragraph">
      <style:text-properties style:font-name="Liberation Mono" fo:font-size="30pt" style:font-size-asian="30pt" style:font-size-complex="30pt"/>
    </style:style>
    <style:style style:name="P5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ML atributo de clase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3" draw:layer="layout" svg:width="21.4cm" svg:height="3.193cm" svg:x="1.4cm" svg:y="0.822cm" presentation:class="title" presentation:user-transformed="true">
          <draw:text-box>
            <text:p text:style-name="P2"><text:span text:style-name="T1">Para que sirven las clases 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<text:span text:style-name="T2">Seleccionar elementos </text:span></text:p>
              </text:list-item>
              <text:list-item>
                <text:p><text:span text:style-name="T2">Usarlo para dar estilos con CSS </text:span></text:p>
              </text:list-item>
              <text:list-item>
                <text:p><text:span text:style-name="T2">Usarlos para identificarlos con </text:span><text:span text:style-name="T2">JavaScript 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 xml:id="id3" draw:id="id3">
        <office:forms form:automatic-focus="false" form:apply-design-mode="false"/>
        <draw:frame presentation:style-name="pr1" draw:text-style-name="P5" draw:layer="layout" svg:width="18.599cm" svg:height="3.506cm" svg:x="7.3cm" svg:y="8.8cm" presentation:class="title" presentation:user-transformed="true">
          <draw:text-box>
            <text:p text:style-name="P4"><text:span text:style-name="T3">Carlos Alemán </text:span><text:span text:style-name="T3"><text:line-break/></text:span><text:span text:style-name="T3">@codefuncod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01:23:39.542039335</meta:creation-date>
    <meta:editing-duration>PT2H15M47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31T11:48:21.631429276</dc:date>
    <meta:document-statistic meta:object-count="69"/>
  </office:meta>
</office:document-meta>
</file>